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B1F00001D90D4B64D45.svm"/>
  <manifest:file-entry manifest:media-type="" manifest:full-path="Pictures/20000007000019A30000302B367C5137.svm"/>
  <manifest:file-entry manifest:media-type="" manifest:full-path="Pictures/200000070000397800002A7BBD3FFB9D.svm"/>
  <manifest:file-entry manifest:media-type="" manifest:full-path="Pictures/20000007000035BF0000256BABA6CCD9.svm"/>
  <manifest:file-entry manifest:media-type="" manifest:full-path="Pictures/20000007000025D500001E648773CAB1.svm"/>
  <manifest:file-entry manifest:media-type="" manifest:full-path="Pictures/20000007000020C4000016BE6A03E6BB.svm"/>
  <manifest:file-entry manifest:media-type="" manifest:full-path="Pictures/20000007000035DA00000CB7D2FD3512.svm"/>
  <manifest:file-entry manifest:media-type="" manifest:full-path="Pictures/20000007000028EF00001E4909701803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56cm"/>
    </style:style>
    <style:style style:name="Table1.B" style:family="table-column">
      <style:table-column-properties style:column-width="3.769cm"/>
    </style:style>
    <style:style style:name="Table1.C" style:family="table-column">
      <style:table-column-properties style:column-width="9.375cm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132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Table2" style:family="table">
      <style:table-properties style:width="19.583cm" table:align="left"/>
    </style:style>
    <style:style style:name="Table2.A" style:family="table-column">
      <style:table-column-properties style:column-width="3.207cm"/>
    </style:style>
    <style:style style:name="Table2.B" style:family="table-column">
      <style:table-column-properties style:column-width="2.346cm"/>
    </style:style>
    <style:style style:name="Table2.C" style:family="table-column">
      <style:table-column-properties style:column-width="14.03cm"/>
    </style:style>
    <style:style style:name="Table2.A1" style:family="table-cell">
      <style:table-cell-properties style:vertical-align="middle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/>
    </style:style>
    <style:style style:name="Table2.C1" style:family="table-cell">
      <style:table-cell-properties style:vertical-align="middle" style:border-line-width="0.002cm 0.088cm 0.002cm" fo:padding="0.132cm" fo:border="0.092cm double #808080"/>
    </style:style>
    <style:style style:name="Table2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Table2.C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Heading_20_3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Heading_20_3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5" style:family="paragraph" style:parent-style-name="Horizontal_20_Line">
      <style:text-properties style:font-name="Courier New" fo:font-size="10pt" style:font-size-asian="10pt" style:font-size-complex="10pt"/>
    </style:style>
    <style:style style:name="P6" style:family="paragraph" style:parent-style-name="Heading_20_3">
      <style:paragraph-properties fo:margin-top="0cm" fo:margin-bottom="0.499cm"/>
    </style:style>
    <style:style style:name="P7" style:family="paragraph" style:parent-style-name="Standard">
      <style:text-properties style:font-name="Courier New"/>
    </style:style>
    <style:style style:name="P8" style:family="paragraph" style:parent-style-name="Standard">
      <style:text-properties style:font-name="Courier New" fo:font-size="10pt" style:font-size-asian="10pt" style:font-size-complex="10pt"/>
    </style:style>
    <style:style style:name="P9" style:family="paragraph" style:parent-style-name="Standard">
      <style:text-properties style:font-name="Courier New" fo:font-size="10pt" fo:background-color="#ffff00" style:font-size-asian="10pt" style:font-size-complex="10pt"/>
    </style:style>
    <style:style style:name="P10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Preformatted_20_Text">
      <style:paragraph-properties fo:margin-top="0cm" fo:margin-bottom="0.499cm"/>
    </style:style>
    <style:style style:name="P14" style:family="paragraph" style:parent-style-name="Preformatted_20_Text">
      <style:paragraph-properties fo:margin-top="0cm" fo:margin-bottom="0.499cm"/>
      <style:text-properties style:font-name="Courier New" fo:font-size="10pt" style:font-size-asian="10pt" style:font-size-complex="10pt"/>
    </style:style>
    <style:style style:name="P15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16" style:family="paragraph" style:parent-style-name="Preformatted_20_Text">
      <style:paragraph-properties fo:margin-top="0cm" fo:margin-bottom="0.499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top="0cm" fo:margin-bottom="0.499cm"/>
      <style:text-properties fo:background-color="#ffff00"/>
    </style:style>
    <style:style style:name="P18" style:family="paragraph" style:parent-style-name="Preformatted_20_Text">
      <style:paragraph-properties fo:margin-top="0cm" fo:margin-bottom="0.499cm"/>
      <style:text-properties fo:background-color="transparent"/>
    </style:style>
    <style:style style:name="P19" style:family="paragraph" style:parent-style-name="Preformatted_20_Text">
      <style:text-properties fo:background-color="#ffff00"/>
    </style:style>
    <style:style style:name="P20" style:family="paragraph" style:parent-style-name="Preformatted_20_Text">
      <style:text-properties fo:background-color="transparent"/>
    </style:style>
    <style:style style:name="P21" style:family="paragraph" style:parent-style-name="Text_20_body" style:list-style-name="L1"/>
    <style:style style:name="P22" style:family="paragraph" style:parent-style-name="Text_20_body">
      <style:text-properties fo:background-color="transparent"/>
    </style:style>
    <style:style style:name="P23" style:family="paragraph" style:parent-style-name="Text_20_body" style:list-style-name="L2"/>
    <style:style style:name="P24" style:family="paragraph" style:parent-style-name="Text_20_body">
      <style:text-properties style:font-name="Courier New"/>
    </style:style>
    <style:style style:name="P25" style:family="paragraph" style:parent-style-name="Text_20_body">
      <style:paragraph-properties fo:margin-top="0cm" fo:margin-bottom="0cm"/>
    </style:style>
    <style:style style:name="P26" style:family="paragraph" style:parent-style-name="Text_20_body" style:list-style-name="L1">
      <style:paragraph-properties fo:margin-top="0cm" fo:margin-bottom="0cm"/>
    </style:style>
    <style:style style:name="P27" style:family="paragraph" style:parent-style-name="Text_20_body">
      <style:paragraph-properties fo:margin-top="0cm" fo:margin-bottom="0cm" fo:text-align="start" style:justify-single-word="false"/>
    </style:style>
    <style:style style:name="P28" style:family="paragraph" style:parent-style-name="Text_20_body" style:list-style-name="L2">
      <style:paragraph-properties fo:margin-top="0cm" fo:margin-bottom="0cm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style:font-name="Courier New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font-name="Courier New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6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background-color="#ffff00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background-color="#ffff00" style:font-style-asian="normal" style:font-style-complex="normal"/>
    </style:style>
    <style:style style:name="T14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ource_20_Text"><text:span text:style-name="T6">LECTURE 1 - </text:span></text:span><text:span text:style-name="Source_20_Text"><text:span text:style-name="T4">while</text:span></text:span><text:span text:style-name="T3"> loops </text:span></text:h>
      <text:p text:style-name="Text_20_body">The general form of a <text:span text:style-name="Source_20_Text">while</text:span> loop:</text:p>
      <text:p text:style-name="Preformatted_20_Text">while <text:span text:style-name="Emphasis">expression</text:span>:</text:p>
      <text:p text:style-name="P2"><text:s text:c="4"/><text:span text:style-name="Emphasis">statements</text:span></text:p>
      <text:p text:style-name="Text_20_body">The <text:span text:style-name="Source_20_Text">while</text:span> condition, in the example below <text:span text:style-name="Source_20_Text">num &lt; 100</text:span>, is evaluated, and if it is <text:span text:style-name="Source_20_Text">True</text:span> the statements in the loop body are executed. The loop condition is <office:annotation><dc:creator>Unknown Author</dc:creator><dc:date>2012-10-22T11:31:55.76</dc:date><text:p text:style-name="P29"><text:span text:style-name="T14">Relies on a Boolean value like an if statement, but unlike an if statement, the while loop will continue to execute until the Boolean value changes</text:span></text:p></office:annotation><text:span text:style-name="T8">rechecked </text:span>and if found to be <text:span text:style-name="Source_20_Text">True</text:span>, the body executes again. This continues until the loop condition is checked and is <text:span text:style-name="Source_20_Text">False</text:span>. For example: </text:p>
      <text:p text:style-name="Preformatted_20_Text">&gt;&gt;&gt; num = 2</text:p>
      <text:p text:style-name="Preformatted_20_Text">&gt;&gt;&gt; while num &lt; 100:</text:p>
      <text:p text:style-name="Preformatted_20_Text"><text:s text:c="8"/>num = num * 2</text:p>
      <text:p text:style-name="Preformatted_20_Text"><text:s text:c="8"/>print(num)</text:p>
      <text:p text:style-name="Preformatted_20_Text"/>
      <text:p text:style-name="Preformatted_20_Text"/>
      <text:p text:style-name="Preformatted_20_Text">4</text:p>
      <text:p text:style-name="Preformatted_20_Text">8</text:p>
      <text:p text:style-name="Preformatted_20_Text">16</text:p>
      <text:p text:style-name="Preformatted_20_Text">32</text:p>
      <text:p text:style-name="Preformatted_20_Text">64</text:p>
      <text:p text:style-name="P2">128</text:p>
      <text:p text:style-name="Text_20_body">In the example above, there are 6 <text:span text:style-name="Emphasis">iterations</text:span>: the loop body executes 6 times. </text:p>
      <text:p text:style-name="Text_20_body"/>
      <text:p text:style-name="Text_20_body">Quiz question: </text:p>
      <text:p text:style-name="P7">num = 6</text:p>
      <text:p text:style-name="P7">while num &gt; 0:</text:p>
      <text:p text:style-name="P7"><text:tab/>num = num - 2</text:p>
      <text:p text:style-name="P7"><text:tab/>print (num)</text:p>
      <text:p text:style-name="P7">4</text:p>
      <text:p text:style-name="P7">2</text:p>
      <text:p text:style-name="P7">0</text:p>
      <text:p text:style-name="Text_20_body"/>
      <text:h text:style-name="Heading_20_3" text:outline-level="3">Loops Conditions and Lazy Evaluation </text:h>
      <text:p text:style-name="Text_20_body"><text:span text:style-name="T1">The problem</text:span>: print the characters of <text:span text:style-name="Source_20_Text">str s</text:span>, up to the first vowel in <text:span text:style-name="Source_20_Text">s</text:span>. </text:p>
      <text:p text:style-name="Text_20_body">The first attempt at solving this problem works nicely when <text:span text:style-name="Source_20_Text">s</text:span> contains one or more vowel, but results in an error if there are no vowels in <text:span text:style-name="Source_20_Text">s</text:span>: </text:p>
      <text:p text:style-name="Preformatted_20_Text">&gt;&gt;&gt; i = 0</text:p>
      <text:p text:style-name="Preformatted_20_Text">&gt;&gt;&gt; s = 'xyz'</text:p>
      <text:p text:style-name="Preformatted_20_Text">&gt;&gt;&gt; while not (s[i] in 'aeiouAEIOU'):</text:p>
      <text:p text:style-name="Preformatted_20_Text"><text:s text:c="8"/>print(s[i])</text:p>
      <text:p text:style-name="Preformatted_20_Text"><text:s text:c="8"/><office:annotation><dc:creator>Unknown Author</dc:creator><dc:date>2012-10-22T11:35:57.26</dc:date><text:p text:style-name="P29"><text:span text:style-name="T14">Whereas “for char in s” will iterate over the characters of the string without specifying the indices, when a while loop is used, the indices must be specified</text:span></text:p></office:annotation>i = i + 1</text:p>
      <text:p text:style-name="Preformatted_20_Text"/>
      <text:p text:style-name="Preformatted_20_Text"/>
      <text:p text:style-name="Preformatted_20_Text">x</text:p>
      <text:p text:style-name="Preformatted_20_Text">y</text:p>
      <text:p text:style-name="Preformatted_20_Text">z</text:p>
      <text:p text:style-name="Preformatted_20_Text">Traceback (most recent call last):</text:p>
      <text:p text:style-name="Preformatted_20_Text"><text:s text:c="2"/>File "", line 1, in </text:p>
      <text:p text:style-name="Preformatted_20_Text"><text:s text:c="4"/>while not (s[i] in 'aeiouAEIOU'):</text:p>
      <text:p text:style-name="P2"><text:soft-page-break/>IndexError: string index out of range</text:p>
      <text:p text:style-name="Text_20_body">In the code above, the error occurs when <text:span text:style-name="Source_20_Text">s</text:span> is indexed at <text:span text:style-name="Source_20_Text">i</text:span> and <text:span text:style-name="Source_20_Text">i</text:span> is outside of the range of valid indices. To prevent this error, add an additional condition is added to ensure that <text:span text:style-name="Source_20_Text">i</text:span> is within the range of valid indices for <text:span text:style-name="Source_20_Text">s</text:span>: </text:p>
      <text:p text:style-name="Preformatted_20_Text">&gt;&gt;&gt; i = 0</text:p>
      <text:p text:style-name="Preformatted_20_Text">&gt;&gt;&gt; s = 'xyz'</text:p>
      <text:p text:style-name="Preformatted_20_Text">&gt;&gt;&gt; while <text:span text:style-name="T8">i &lt; len(s)</text:span> <office:annotation><dc:creator>Unknown Author</dc:creator><dc:date>2012-10-22T11:42:58.29</dc:date><text:p text:style-name="P29"><text:span text:style-name="T14">Need to specify when to stop examining the characters in s – make sure that i is within the bounds of the string, i.e., that it's less than the string's length – THIS CONDITION NEEDS TO BE FIRST; make sure the position is a valid one before trying to access it in the next condition</text:span></text:p></office:annotation>and not (s[i] in 'aeiouAEIOU'):</text:p>
      <text:p text:style-name="Preformatted_20_Text"><text:s text:c="8"/>print(s[i])</text:p>
      <text:p text:style-name="Preformatted_20_Text"><text:s text:c="8"/>i = i + 1</text:p>
      <text:p text:style-name="Preformatted_20_Text"/>
      <text:p text:style-name="Preformatted_20_Text"/>
      <text:p text:style-name="Preformatted_20_Text">x</text:p>
      <text:p text:style-name="Preformatted_20_Text">y</text:p>
      <text:p text:style-name="P2">z</text:p>
      <text:p text:style-name="Text_20_body">Because Python evaluates the <text:span text:style-name="Source_20_Text">and</text:span> using lazy evaluation, if the first operand is <text:span text:style-name="Source_20_Text">False</text:span>, then the expression evaluates to <text:span text:style-name="Source_20_Text">False</text:span> and the second operand is not even evaluated. That prevents the <text:span text:style-name="Source_20_Text">IndexError</text:span> from occurring. </text:p>
      <text:p text:style-name="Text_20_body">Quiz question: </text:p>
      <text:p text:style-name="P7"><draw:frame draw:style-name="fr1" draw:name="graphics1" text:anchor-type="paragraph" svg:width="10.479cm" svg:height="7.752cm" draw:z-index="0"><draw:image xlink:href="Pictures/20000007000028EF00001E4909701803.svm" xlink:type="simple" xlink:show="embed" xlink:actuate="onLoad"/></draw:frame>s = 'hello'</text:p>
      <text:p text:style-name="P7">i = 0</text:p>
      <text:p text:style-name="P7">while i &lt; len(s) and not (s[i] in 'aeiouAEIOU'):</text:p>
      <text:p text:style-name="P7"><text:s text:c="4"/>print (s[i])</text:p>
      <text:p text:style-name="P7"><text:s text:c="4"/>i = i + 1</text:p>
      <text:p text:style-name="P7">h</text:p>
      <text:p text:style-name="P7"/>
      <text:p text:style-name="P7">for char in s:</text:p>
      <text:p text:style-name="P7"><text:s text:c="4"/>if not (char in 'aeiouAEIOU'):</text:p>
      <text:p text:style-name="P7"><text:s text:c="8"/>print (char)</text:p>
      <text:p text:style-name="P7">h</text:p>
      <text:p text:style-name="P7">l</text:p>
      <text:p text:style-name="P7">l</text:p>
      <text:p text:style-name="P7"><text:tab/></text:p>
      <text:p text:style-name="P10">LECTURE CODE</text:p>
      <text:p text:style-name="P1"/>
      <text:p text:style-name="P1">def get_answer(prompt):<text:line-break/><text:soft-page-break/> <text:s text:c="3"/>''' (str) -&gt; str<text:line-break/><text:line-break/> <text:s text:c="3"/>Use prompt to ask the user for a "yes" or "no"<text:line-break/> <text:s text:c="3"/>answer and continue asking until the user gives<text:line-break/> <text:s text:c="3"/>a valid response. Return the answer.<text:line-break/> <text:s text:c="3"/>'''<text:line-break/><text:line-break/> <text:s text:c="3"/>answer = input(prompt)<text:line-break/><text:line-break/> <text:s text:c="3"/>while not (answer == 'yes' or answer == 'no'):<text:line-break/> <text:s text:c="7"/>answer = input(prompt)<text:line-break/><text:line-break/> <text:s text:c="3"/>return answer<text:line-break/><text:line-break/><text:line-break/> <text:s text:c="7"/><text:line-break/>def up_to_vowel(s):<text:line-break/> <text:s text:c="3"/>''' (str) -&gt; str<text:line-break/><text:line-break/> <text:s text:c="3"/>Return a substring of s from index 0 up to but<text:line-break/> <text:s text:c="3"/>not including the first vowel in s.<text:line-break/><text:line-break/> <text:s text:c="3"/>&gt;&gt;&gt; up_to_vowel('hello')<text:line-break/> <text:s text:c="3"/>'h'<text:line-break/> <text:s text:c="3"/>&gt;&gt;&gt; up_to_vowel('there')<text:line-break/> <text:s text:c="3"/>'th'<text:line-break/> <text:s text:c="3"/>&gt;&gt;&gt; up_to_vowel('cs')<text:line-break/> <text:s text:c="3"/>'cs'<text:line-break/> <text:s text:c="3"/>'''<text:line-break/><text:line-break/> <text:s text:c="3"/>before_vowel = ''<text:line-break/> <text:s text:c="3"/>i = 0<text:line-break/><text:line-break/> <text:s text:c="3"/>while i &lt; len(s) and not (s[i] in 'aeiouAEIOU'):<text:line-break/> <text:s text:c="7"/>before_vowel = <text:span text:style-name="T8">before_vowel + s[i]</text:span><text:span text:style-name="T8"><office:annotation><dc:creator>Unknown Author</dc:creator><dc:date>2012-10-22T11:53:42.62</dc:date><text:p text:style-name="P29"><text:span text:style-name="T14">Accumulator to collect string</text:span></text:p></office:annotation></text:span><text:line-break/> <text:s text:c="7"/>i = i + 1<office:annotation><dc:creator>Unknown Author</dc:creator><dc:date>2012-10-22T11:53:53.12</dc:date><text:p text:style-name="P29"><text:span text:style-name="T14">Increment i to move to next character</text:span></text:p></office:annotation><text:line-break/><text:line-break/> <text:s text:c="3"/>return before_vowel</text:p>
      <text:p text:style-name="P11"/>
      <text:p text:style-name="P11">Quiz question: </text:p>
      <text:p text:style-name="P1"><draw:frame draw:style-name="fr2" draw:name="graphics2" text:anchor-type="paragraph" svg:width="15.134cm" svg:height="6.971cm" draw:z-index="1"><draw:image xlink:href="Pictures/2000000700003B1F00001D90D4B64D45.svm" xlink:type="simple" xlink:show="embed" xlink:actuate="onLoad"/></draw:frame><text:span text:style-name="T10">ANSWER </text:span>= len(s) -1 </text:p>
      <text:h text:style-name="P3" text:outline-level="3">Lecture 2 – The Why and How of Comments </text:h>
      <text:p text:style-name="Standard">As your programs get longer and more complicated, some additional English explanation can be <text:soft-page-break/>used to help you and other programmers read your code. <text:span text:style-name="T8">These explanations called comments document your code, much the way docstrings document your functions.</text:span> A comment begins with the number sign character (#) and goes until the end of the line. One name for this character is the hash character. Python ignores any lines that start with this character. <text:s/>Comments are intended for programmers to read, and are usually there to explain the purpose of a function, as well as to describe relationships between your variables. Comments are to help you, and anyone else who is reading/using your code, to remember or understand the purpose of a given variable or function in a program. </text:p>
      <text:p text:style-name="Standard"/>
      <text:p text:style-name="Standard">&gt;&gt; string indexed to 0 returns the empty string – e.g., s = 'hello'; s[0:0] = ' <text:s/>'</text:p>
      <text:h text:style-name="Heading_20_3" text:outline-level="3"><text:span text:style-name="T3">Lecture 3 – Type </text:span><text:span text:style-name="T4">List</text:span></text:h>
      <text:h text:style-name="Heading_20_3" text:outline-level="3">Overview </text:h>
      <text:p text:style-name="Text_20_body">Our programs will often work with collections of data. One way to store these collections of data is using Python's type <text:span text:style-name="Source_20_Text">list</text:span>. </text:p>
      <text:p text:style-name="Text_20_body">The general form of a list is: </text:p>
      <text:p text:style-name="P2">[<text:span text:style-name="Emphasis">expr1</text:span>, <text:span text:style-name="Emphasis">expr2</text:span>, ..., <text:span text:style-name="Emphasis">exprN</text:span>]</text:p>
      <text:p text:style-name="Text_20_body">For example, here is a list of three grades: </text:p>
      <text:p text:style-name="P2">grades = [80, 90, 70]</text:p>
      <text:h text:style-name="Heading_20_3" text:outline-level="3">List Operations </text:h>
      <text:p text:style-name="Text_20_body">Like strings, lists can be indexed: </text:p>
      <text:p text:style-name="Preformatted_20_Text">&gt;&gt;&gt; grades[0]</text:p>
      <text:p text:style-name="Preformatted_20_Text">80</text:p>
      <text:p text:style-name="Preformatted_20_Text">&gt;&gt;&gt; grades[1]</text:p>
      <text:p text:style-name="Preformatted_20_Text">90</text:p>
      <text:p text:style-name="Preformatted_20_Text">&gt;&gt;&gt; grades[2]</text:p>
      <text:p text:style-name="Preformatted_20_Text">70</text:p>
      <text:p text:style-name="P2"><text:s text:c="24"/></text:p>
      <text:p text:style-name="Text_20_body">Lists can also be sliced, using the same notation as for strings: </text:p>
      <text:p text:style-name="Preformatted_20_Text">&gt;&gt;&gt; grades[0:2]</text:p>
      <text:p text:style-name="Preformatted_20_Text">[80, 90]</text:p>
      <text:p text:style-name="P2"><text:s text:c="20"/></text:p>
      <text:p text:style-name="Text_20_body">The <text:span text:style-name="Source_20_Text">in</text:span> operator can also be applied to check whether a value is an item in a list. </text:p>
      <text:p text:style-name="Preformatted_20_Text">&gt;&gt;&gt; 90 in grades</text:p>
      <text:p text:style-name="Preformatted_20_Text">True</text:p>
      <text:p text:style-name="Preformatted_20_Text">&gt;&gt;&gt; 60 in grades</text:p>
      <text:p text:style-name="Preformatted_20_Text">False</text:p>
      <text:p text:style-name="P2"><text:s text:c="24"/></text:p>
      <text:p text:style-name="Text_20_body">Several of Python's built-in functions can be applied to lists, including: </text:p>
      <text:list xml:id="list4194527747078910756" text:style-name="L1">
        <text:list-item>
          <text:p text:style-name="P26"><text:span text:style-name="Source_20_Text">len(list)</text:span>: return the length of <text:span text:style-name="Source_20_Text">list</text:span>. </text:p>
        </text:list-item>
        <text:list-item>
          <text:p text:style-name="P26"><text:span text:style-name="Source_20_Text">min(list)</text:span>: return the smallest element in <text:span text:style-name="Source_20_Text">list</text:span>. </text:p>
        </text:list-item>
        <text:list-item>
          <text:p text:style-name="P26"><text:span text:style-name="Source_20_Text">max(list)</text:span>: return the largest element in <text:span text:style-name="Source_20_Text">list</text:span>. </text:p>
        </text:list-item>
        <text:list-item>
          <text:p text:style-name="P21"><text:span text:style-name="Source_20_Text">sum(list)</text:span>: return the sum of elements of <text:span text:style-name="Source_20_Text">list</text:span> (where list items must be numeric). </text:p>
        </text:list-item>
      </text:list>
      <text:p text:style-name="Text_20_body"><text:soft-page-break/>For example, here are some calls to those built-in functions: </text:p>
      <text:p text:style-name="Preformatted_20_Text">&gt;&gt;&gt; len(grades)</text:p>
      <text:p text:style-name="Preformatted_20_Text">3</text:p>
      <text:p text:style-name="Preformatted_20_Text">&gt;&gt;&gt; min(grades)</text:p>
      <text:p text:style-name="Preformatted_20_Text">70</text:p>
      <text:p text:style-name="Preformatted_20_Text">&gt;&gt;&gt; max(grades)</text:p>
      <text:p text:style-name="Preformatted_20_Text">90</text:p>
      <text:p text:style-name="Preformatted_20_Text">&gt;&gt;&gt; sum(grades)</text:p>
      <text:p text:style-name="Preformatted_20_Text">240</text:p>
      <text:p text:style-name="P2"><text:s text:c="24"/></text:p>
      <text:h text:style-name="Heading_20_3" text:outline-level="3">Types of list elements </text:h>
      <text:p text:style-name="Text_20_body">Lists elements may be of any type. For example, here is a <text:span text:style-name="Source_20_Text">list of str</text:span>: </text:p>
      <text:p text:style-name="P2">subjects = ['bio', 'cs', 'math', 'history']<office:annotation><dc:creator>Unknown Author</dc:creator><dc:date>2012-10-22T12:25:06.60</dc:date><text:p text:style-name="P29"><text:span text:style-name="T14">For strings, dictionary ordering is compared for max and min – e.g., max value is the str that comes latest in the dictionary </text:span></text:p></office:annotation></text:p>
      <text:p text:style-name="Text_20_body">Lists can also contain elements of more than one type. For example, a street address can be represented by a <text:span text:style-name="Source_20_Text">list of [int, str]</text:span>: </text:p>
      <text:p text:style-name="P2">street_address = [10, 'Main Street']</text:p>
      <text:p text:style-name="P16">Quiz Question</text:p>
      <text:p text:style-name="P2"><text:span text:style-name="T9">If</text:span> temperatures = [18, 20, 22.5, 24], <text:span text:style-name="T9">which expression(s) refer to 24? </text:span></text:p>
      <text:p text:style-name="P17">temperature[-1] → 24</text:p>
      <text:p text:style-name="P2">temperature[4] → ERROR</text:p>
      <text:p text:style-name="P2">temperature[3:] → [24]</text:p>
      <text:p text:style-name="P2">temperature[3:4] → [24]</text:p>
      <text:p text:style-name="P15">Select the expressions that evaluate to 4.</text:p>
      <text:p text:style-name="P17">len([1,2,3,4]) → 4</text:p>
      <text:p text:style-name="P2">len(['math']) → 1</text:p>
      <text:p text:style-name="P17">min([10, 8 , 4]) → 4</text:p>
      <text:p text:style-name="P17">sum([4]) → 4</text:p>
      <text:h text:style-name="Heading_20_3" text:outline-level="3"><text:span text:style-name="Source_20_Text">for</text:span> loops over <text:span text:style-name="Source_20_Text">list</text:span> </text:h>
      <text:p text:style-name="Text_20_body">Similar to looping over the characters of a string, it is possible to iterate over the elements of a list. For example: </text:p>
      <text:p text:style-name="Preformatted_20_Text">&gt;&gt;&gt; for grade in grades:</text:p>
      <text:p text:style-name="Preformatted_20_Text"><text:s text:c="4"/>print(grade)</text:p>
      <text:p text:style-name="Preformatted_20_Text">80</text:p>
      <text:p text:style-name="Preformatted_20_Text">90</text:p>
      <text:p text:style-name="Preformatted_20_Text">70</text:p>
      <text:p text:style-name="P2"><text:s text:c="24"/></text:p>
      <text:p text:style-name="Text_20_body"><text:soft-page-break/>The general form of a <text:span text:style-name="Source_20_Text">for</text:span> loop over a <text:span text:style-name="Source_20_Text">list</text:span> is: </text:p>
      <text:p text:style-name="Preformatted_20_Text">for <text:span text:style-name="T2">variable</text:span> in <text:span text:style-name="T2">list</text:span>:</text:p>
      <text:p text:style-name="Preformatted_20_Text"><text:s text:c="4"/><text:span text:style-name="Emphasis">body</text:span></text:p>
      <text:p text:style-name="Preformatted_20_Text"><text:span text:style-name="Emphasis"/></text:p>
      <text:p text:style-name="Preformatted_20_Text"><text:span text:style-name="Emphasis"><text:span text:style-name="T11">Quiz Question</text:span></text:span></text:p>
      <text:p text:style-name="Preformatted_20_Text"><text:span text:style-name="Emphasis"><text:span text:style-name="T11">What does s refer to at the end of the following code? </text:span></text:span></text:p>
      <text:p text:style-name="Preformatted_20_Text"><text:span text:style-name="Emphasis"><text:span text:style-name="T12"/></text:span></text:p>
      <text:p text:style-name="Preformatted_20_Text"><text:span text:style-name="Emphasis"><text:span text:style-name="T12">s = ''</text:span></text:span></text:p>
      <text:p text:style-name="Preformatted_20_Text"><text:span text:style-name="Emphasis"><text:span text:style-name="T12">names = ['Alice', 'Bob', 'Carol']</text:span></text:span></text:p>
      <text:p text:style-name="Preformatted_20_Text"><text:span text:style-name="Emphasis"><text:span text:style-name="T12">for name in names: </text:span></text:span></text:p>
      <text:p text:style-name="Preformatted_20_Text"><text:span text:style-name="Emphasis"><text:span text:style-name="T12"><text:s text:c="4"/>s = s + name</text:span></text:span></text:p>
      <text:p text:style-name="Preformatted_20_Text"><text:span text:style-name="Emphasis"><text:span text:style-name="T12"/></text:span></text:p>
      <text:p text:style-name="Preformatted_20_Text"><text:span text:style-name="Emphasis"><text:span text:style-name="T12">print (s) → </text:span></text:span><text:span text:style-name="Emphasis"><text:span text:style-name="T13">AliceBobCarol</text:span></text:span></text:p>
      <text:p text:style-name="P14"/>
      <text:p text:style-name="P14">Shell Transcript</text:p>
      <text:p text:style-name="P14">Python 3.2.3 (v3.2.3:3d0686d90f55, Apr 10 2012, 11:25:50) </text:p>
      <text:p text:style-name="Preformatted_20_Text">[GCC 4.2.1 (Apple Inc. build 5666) (dot 3)] on darwin</text:p>
      <text:p text:style-name="Preformatted_20_Text">Type "copyright", "credits" or "license()" for more information.</text:p>
      <text:p text:style-name="Preformatted_20_Text">&gt;&gt;&gt; grades = [80, 90, 70]</text:p>
      <text:p text:style-name="Preformatted_20_Text">&gt;&gt;&gt; grades[0]</text:p>
      <text:p text:style-name="Preformatted_20_Text">80</text:p>
      <text:p text:style-name="Preformatted_20_Text">&gt;&gt;&gt; grades[1]</text:p>
      <text:p text:style-name="Preformatted_20_Text">90</text:p>
      <text:p text:style-name="Preformatted_20_Text">&gt;&gt;&gt; grades[2]</text:p>
      <text:p text:style-name="Preformatted_20_Text">70</text:p>
      <text:p text:style-name="Preformatted_20_Text">&gt;&gt;&gt; grades[1:2]</text:p>
      <text:p text:style-name="Preformatted_20_Text">[90]</text:p>
      <text:p text:style-name="Preformatted_20_Text">&gt;&gt;&gt; grades[0:2]</text:p>
      <text:p text:style-name="Preformatted_20_Text">[80, 90]</text:p>
      <text:p text:style-name="Preformatted_20_Text">&gt;&gt;&gt; 90 in grades</text:p>
      <text:p text:style-name="Preformatted_20_Text">True</text:p>
      <text:p text:style-name="Preformatted_20_Text">&gt;&gt;&gt; 60 in grades</text:p>
      <text:p text:style-name="Preformatted_20_Text">False</text:p>
      <text:p text:style-name="Preformatted_20_Text">&gt;&gt;&gt; len(grades)</text:p>
      <text:p text:style-name="Preformatted_20_Text">3</text:p>
      <text:p text:style-name="Preformatted_20_Text">&gt;&gt;&gt; min(grades)</text:p>
      <text:p text:style-name="Preformatted_20_Text">70</text:p>
      <text:p text:style-name="Preformatted_20_Text">&gt;&gt;&gt; max(grades)</text:p>
      <text:p text:style-name="Preformatted_20_Text">90</text:p>
      <text:p text:style-name="Preformatted_20_Text">&gt;&gt;&gt; sum(grades)</text:p>
      <text:p text:style-name="Preformatted_20_Text">240</text:p>
      <text:p text:style-name="Preformatted_20_Text">&gt;&gt;&gt; subjects = ['bio', 'cs', 'math', 'history']</text:p>
      <text:p text:style-name="Preformatted_20_Text">&gt;&gt;&gt; len(subjects)</text:p>
      <text:p text:style-name="Preformatted_20_Text">4</text:p>
      <text:p text:style-name="Preformatted_20_Text">&gt;&gt;&gt; min(subjects)<office:annotation><dc:creator>Unknown Author</dc:creator><dc:date>2012-10-22T12:39:33.46</dc:date><text:p text:style-name="P29"><text:span text:style-name="T14">Note dictionary list ordering here</text:span></text:p></office:annotation></text:p>
      <text:p text:style-name="Preformatted_20_Text">'bio'</text:p>
      <text:p text:style-name="Preformatted_20_Text">&gt;&gt;&gt; max(subjects)</text:p>
      <text:p text:style-name="Preformatted_20_Text">'math'</text:p>
      <text:p text:style-name="Preformatted_20_Text">&gt;&gt;&gt; sum(subjects)</text:p>
      <text:p text:style-name="Preformatted_20_Text">Traceback (most recent call last):</text:p>
      <text:p text:style-name="Preformatted_20_Text"><text:s text:c="2"/>File "&lt;pyshell#16&gt;", line 1, in &lt;module&gt;</text:p>
      <text:p text:style-name="Preformatted_20_Text"><text:s text:c="4"/>sum(subjects)</text:p>
      <text:p text:style-name="Preformatted_20_Text">TypeError: unsupported operand type(s) for +: 'int' and 'str'</text:p>
      <text:p text:style-name="Preformatted_20_Text">&gt;&gt;&gt; street_address = [10, 'Main Street']</text:p>
      <text:p text:style-name="Preformatted_20_Text">&gt;&gt;&gt; for grade in grades:</text:p>
      <text:p text:style-name="Preformatted_20_Text"><text:s text:c="8"/>print(grade)</text:p>
      <text:p text:style-name="Preformatted_20_Text"/>
      <text:p text:style-name="Preformatted_20_Text"><text:s text:c="8"/></text:p>
      <text:p text:style-name="Preformatted_20_Text">80</text:p>
      <text:p text:style-name="Preformatted_20_Text"><text:soft-page-break/>90</text:p>
      <text:p text:style-name="Preformatted_20_Text">70</text:p>
      <text:p text:style-name="Preformatted_20_Text">&gt;&gt;&gt; for item in subjects:</text:p>
      <text:p text:style-name="Preformatted_20_Text"><text:s text:c="8"/>print(item)</text:p>
      <text:p text:style-name="Preformatted_20_Text"/>
      <text:p text:style-name="Preformatted_20_Text"><text:s text:c="8"/></text:p>
      <text:p text:style-name="Preformatted_20_Text">bio</text:p>
      <text:p text:style-name="Preformatted_20_Text">cs</text:p>
      <text:p text:style-name="Preformatted_20_Text">math</text:p>
      <text:p text:style-name="Preformatted_20_Text">history</text:p>
      <text:p text:style-name="P2">&gt;&gt;&gt; @</text:p>
      <text:h text:style-name="P4" text:outline-level="3">LECTURE 4 – LIST METHODS</text:h>
      <text:h text:style-name="Heading_20_3" text:outline-level="3">Methods </text:h>
      <text:p text:style-name="Text_20_body">A method is a function inside an object – i.e., a function that belongs to an object. You can find out the methods in type <text:span text:style-name="Source_20_Text">list</text:span> by typing <text:span text:style-name="Source_20_Text">dir(list)</text:span>. </text:p>
      <text:h text:style-name="Heading_20_3" text:outline-level="3">Modifying Lists </text:h>
      <text:p text:style-name="Text_20_body">The table below contains methods that modify lists.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Method </text:p>
          </table:table-cell>
          <table:table-cell table:style-name="Table1.A1" office:value-type="string">
            <text:p text:style-name="Table_20_Contents">Description </text:p>
          </table:table-cell>
          <table:table-cell table:style-name="Table1.C1" office:value-type="string">
            <text:p text:style-name="Table_20_Contents">Example </text:p>
          </table:table-cell>
        </table:table-row>
        <table:table-row>
          <table:table-cell table:style-name="Table1.A2" office:value-type="string">
            <text:p text:style-name="Table_20_Contents"><text:span text:style-name="Source_20_Text">list.</text:span><text:span text:style-name="Source_20_Text"><text:span text:style-name="T8">append</text:span></text:span><text:span text:style-name="Source_20_Text">(object)</text:span> </text:p>
          </table:table-cell>
          <table:table-cell table:style-name="Table1.A2" office:value-type="string">
            <text:p text:style-name="Table_20_Contents">Append <text:span text:style-name="Source_20_Text">object</text:span> to the end of list. </text:p>
          </table:table-cell>
          <table:table-cell table:style-name="Table1.C2" office:value-type="string">
            <text:p text:style-name="Preformatted_20_Text">&gt;&gt;&gt; colours = ['yellow', 'blue']</text:p>
            <text:p text:style-name="Preformatted_20_Text">&gt;&gt;&gt; colours.append('red')</text:p>
            <text:p text:style-name="Preformatted_20_Text">&gt;&gt;&gt; print(colours)</text:p>
            <text:p text:style-name="P2">['yellow', 'blue', 'red']</text:p>
          </table:table-cell>
        </table:table-row>
        <table:table-row>
          <table:table-cell table:style-name="Table1.A2" office:value-type="string">
            <text:p text:style-name="Table_20_Contents"><text:span text:style-name="Source_20_Text">list.</text:span><text:span text:style-name="Source_20_Text"><text:span text:style-name="T8">extend</text:span></text:span><text:span text:style-name="Source_20_Text">(list)</text:span> </text:p>
          </table:table-cell>
          <table:table-cell table:style-name="Table1.A2" office:value-type="string">
            <text:p text:style-name="Table_20_Contents">Append the items in the list parameter to the list. </text:p>
          </table:table-cell>
          <table:table-cell table:style-name="Table1.C2" office:value-type="string">
            <text:p text:style-name="Preformatted_20_Text">&gt;&gt;&gt; colours.extend(['pink', 'green'])</text:p>
            <text:p text:style-name="Preformatted_20_Text">&gt;&gt;&gt; print(colours)</text:p>
            <text:p text:style-name="P2">['yellow', 'blue', 'red', 'pink', 'green']</text:p>
          </table:table-cell>
        </table:table-row>
        <table:table-row>
          <table:table-cell table:style-name="Table1.A2" office:value-type="string">
            <text:p text:style-name="Table_20_Contents"><text:span text:style-name="Source_20_Text">list.</text:span><text:span text:style-name="Source_20_Text"><text:span text:style-name="T8">pop</text:span></text:span><text:span text:style-name="Source_20_Text">([index])</text:span> </text:p>
          </table:table-cell>
          <table:table-cell table:style-name="Table1.A2" office:value-type="string">
            <text:p text:style-name="Table_20_Contents">Remove the item at the end of the list; optional index to remove from anywhere. </text:p>
          </table:table-cell>
          <table:table-cell table:style-name="Table1.C2" office:value-type="string">
            <text:p text:style-name="Preformatted_20_Text">&gt;&gt;&gt; colours.pop()<office:annotation><dc:creator>Unknown Author</dc:creator><dc:date>2012-10-22T13:17:50.40</dc:date><text:p text:style-name="P29"><text:span text:style-name="T14">Note that these modify the list &amp; return a value – such a function or method is said to have a side effect</text:span></text:p></office:annotation></text:p>
            <text:p text:style-name="Preformatted_20_Text">'green'</text:p>
            <text:p text:style-name="Preformatted_20_Text">&gt;&gt;&gt; print(colours)</text:p>
            <text:p text:style-name="Preformatted_20_Text">['yellow', 'blue', 'red', 'pink']</text:p>
            <text:p text:style-name="Preformatted_20_Text">&gt;&gt;&gt; colours.pop(2)</text:p>
            <text:p text:style-name="Preformatted_20_Text">'red'</text:p>
            <text:p text:style-name="Preformatted_20_Text">&gt;&gt;&gt; print(colours)</text:p>
            <text:p text:style-name="P2">['yellow', 'blue', 'pink']</text:p>
          </table:table-cell>
        </table:table-row>
        <table:table-row>
          <table:table-cell table:style-name="Table1.A2" office:value-type="string">
            <text:p text:style-name="Table_20_Contents"><text:span text:style-name="Source_20_Text">list.</text:span><text:span text:style-name="Source_20_Text"><text:span text:style-name="T8">remove</text:span></text:span><text:span text:style-name="Source_20_Text">(object)</text:span> </text:p>
          </table:table-cell>
          <table:table-cell table:style-name="Table1.A2" office:value-type="string">
            <text:p text:style-name="Table_20_Contents">Remove the first occurrence of the object; error if not there. </text:p>
          </table:table-cell>
          <table:table-cell table:style-name="Table1.C2" office:value-type="string">
            <text:p text:style-name="Preformatted_20_Text">&gt;&gt;&gt; colours.remove('green')</text:p>
            <text:p text:style-name="Preformatted_20_Text">Traceback (most recent call last):</text:p>
            <text:p text:style-name="Preformatted_20_Text"><text:s text:c="2"/>File "", line 1, in </text:p>
            <text:p text:style-name="Preformatted_20_Text"><text:s text:c="4"/>colours.remove('green')</text:p>
            <text:p text:style-name="Preformatted_20_Text">ValueError: list.remove(x): x not in list</text:p>
            <text:p text:style-name="Preformatted_20_Text">&gt;&gt;&gt; colours.remove('pink')</text:p>
            <text:p text:style-name="Preformatted_20_Text">&gt;&gt;&gt; print(colours)</text:p>
            <text:p text:style-name="P2">['yellow', 'blue'] <text:s text:c="3"/></text:p>
          </table:table-cell>
        </table:table-row>
        <table:table-row>
          <table:table-cell table:style-name="Table1.A2" office:value-type="string">
            <text:p text:style-name="Table_20_Contents"><text:span text:style-name="Source_20_Text">list.</text:span><text:span text:style-name="Source_20_Text"><text:span text:style-name="T8">reverse</text:span></text:span><text:span text:style-name="Source_20_Text">()</text:span> </text:p>
          </table:table-cell>
          <table:table-cell table:style-name="Table1.A2" office:value-type="string">
            <text:p text:style-name="Table_20_Contents">Reverse the list. </text:p>
          </table:table-cell>
          <table:table-cell table:style-name="Table1.C2" office:value-type="string">
            <text:p text:style-name="Preformatted_20_Text">&gt;&gt;&gt; grades = [95, 65, 75, 85]</text:p>
            <text:p text:style-name="Preformatted_20_Text">&gt;&gt;&gt; grades.reverse()</text:p>
            <text:p text:style-name="Preformatted_20_Text">&gt;&gt;&gt; print(grades)</text:p>
            <text:p text:style-name="P2"><text:soft-page-break/>[85, 75, 65, 95]</text:p>
          </table:table-cell>
        </table:table-row>
        <table:table-row>
          <table:table-cell table:style-name="Table1.A2" office:value-type="string">
            <text:p text:style-name="Table_20_Contents"><text:span text:style-name="Source_20_Text">list.</text:span><text:span text:style-name="Source_20_Text"><text:span text:style-name="T8">sort</text:span></text:span><text:span text:style-name="Source_20_Text">()</text:span> </text:p>
          </table:table-cell>
          <table:table-cell table:style-name="Table1.A2" office:value-type="string">
            <text:p text:style-name="Table_20_Contents">Sort the list from smallest to largest. </text:p>
          </table:table-cell>
          <table:table-cell table:style-name="Table1.C2" office:value-type="string">
            <text:p text:style-name="Preformatted_20_Text">&gt;&gt;&gt; grades.sort()</text:p>
            <text:p text:style-name="Preformatted_20_Text">&gt;&gt;&gt; print(grades)</text:p>
            <text:p text:style-name="P2">[65, 75, 85, 95]</text:p>
          </table:table-cell>
        </table:table-row>
        <table:table-row>
          <table:table-cell table:style-name="Table1.A2" office:value-type="string">
            <text:p text:style-name="Table_20_Contents"><text:span text:style-name="Source_20_Text">list.</text:span><text:span text:style-name="Source_20_Text"><text:span text:style-name="T8">insert</text:span></text:span><text:span text:style-name="Source_20_Text">(int, object)</text:span> </text:p>
          </table:table-cell>
          <table:table-cell table:style-name="Table1.A2" office:value-type="string">
            <text:p text:style-name="Table_20_Contents">Insert object at the given index, moving items to make room. </text:p>
          </table:table-cell>
          <table:table-cell table:style-name="Table1.C2" office:value-type="string">
            <text:p text:style-name="Preformatted_20_Text">&gt;&gt;&gt; grades.insert(2, 80)</text:p>
            <text:p text:style-name="Preformatted_20_Text">&gt;&gt;&gt; print(grades)</text:p>
            <text:p text:style-name="P2">[65, 75, 80, 85, 95]</text:p>
          </table:table-cell>
        </table:table-row>
      </table:table>
      <text:p text:style-name="Standard"/>
      <text:p text:style-name="Standard">Note the two ways of using these methods in if statements, below: </text:p>
      <text:p text:style-name="Standard"><draw:frame draw:style-name="fr1" draw:name="graphics3" text:anchor-type="paragraph" svg:width="8.387cm" svg:height="5.823cm" draw:z-index="2"><draw:image xlink:href="Pictures/20000007000020C4000016BE6A03E6BB.svm" xlink:type="simple" xlink:show="embed" xlink:actuate="onLoad"/></draw:frame></text:p>
      <text:p text:style-name="Standard">Quiz Question</text:p>
      <text:p text:style-name="Standard">If grades = [60, 70], select the statements that will change the list to [60, 70, 80, 90]. </text:p>
      <text:p text:style-name="Standard">A:</text:p>
      <text:p text:style-name="Standard">grades = grades.append(80)</text:p>
      <text:p text:style-name="Standard">grades = grades.append(90)</text:p>
      <text:p text:style-name="Standard">&gt;&gt;&gt; Type error – if you try to print grades after the first step, the result is None</text:p>
      <text:p text:style-name="Standard"/>
      <text:p text:style-name="Standard">B: </text:p>
      <text:p text:style-name="P12">grades.append(80)</text:p>
      <text:p text:style-name="P12">grades.append(90)</text:p>
      <text:p text:style-name="Standard">&gt;&gt;&gt; print (grades) → [60, 70, 80, 90]</text:p>
      <text:p text:style-name="Standard"/>
      <text:p text:style-name="Standard">C:</text:p>
      <text:p text:style-name="P12">grades.extend([80, 90])</text:p>
      <text:p text:style-name="Standard">&gt;&gt;&gt; print (grades) → [60, 70, 80, 90]</text:p>
      <text:p text:style-name="Standard"/>
      <text:p text:style-name="Standard">D:</text:p>
      <text:p text:style-name="Standard">grades.append([80, 90])</text:p>
      <text:p text:style-name="Standard">&gt;&gt;&gt; print (grades) → [60, 70, [80, 90]]</text:p>
      <text:p text:style-name="Standard"/>
      <text:p text:style-name="Standard">E:</text:p>
      <text:p text:style-name="Standard">grades.extend(80, 90)</text:p>
      <text:p text:style-name="Standard">&gt;&gt;&gt; Error – this gives 2 arguments for extend, which takes only 1</text:p>
      <text:p text:style-name="Standard"/>
      <text:h text:style-name="Heading_20_3" text:outline-level="3"><text:soft-page-break/></text:h>
      <text:h text:style-name="Heading_20_3" text:outline-level="3">Getting Information from Lists </text:h>
      <text:p text:style-name="Text_20_body">The table below contains methods that return information about lists.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Method </text:p>
          </table:table-cell>
          <table:table-cell table:style-name="Table2.A1" office:value-type="string">
            <text:p text:style-name="Table_20_Contents">Description </text:p>
          </table:table-cell>
          <table:table-cell table:style-name="Table2.C1" office:value-type="string">
            <text:p text:style-name="Table_20_Contents">Example </text:p>
          </table:table-cell>
        </table:table-row>
        <table:table-row>
          <table:table-cell table:style-name="Table2.A2" office:value-type="string">
            <text:p text:style-name="Table_20_Contents"><text:span text:style-name="Source_20_Text">list.</text:span><text:span text:style-name="Source_20_Text"><text:span text:style-name="T8">count</text:span></text:span><text:span text:style-name="Source_20_Text">(object)</text:span> </text:p>
          </table:table-cell>
          <table:table-cell table:style-name="Table2.A2" office:value-type="string">
            <text:p text:style-name="Table_20_Contents">Return the number of times object occurs in list. </text:p>
          </table:table-cell>
          <table:table-cell table:style-name="Table2.C2" office:value-type="string">
            <text:p text:style-name="Preformatted_20_Text">&gt;&gt;&gt; letters = ['a', 'a', 'b', 'c']</text:p>
            <text:p text:style-name="Preformatted_20_Text">&gt;&gt;&gt; letters.count('a')</text:p>
            <text:p text:style-name="P2">2</text:p>
          </table:table-cell>
        </table:table-row>
        <table:table-row>
          <table:table-cell table:style-name="Table2.A2" office:value-type="string">
            <text:p text:style-name="Table_20_Contents"><text:span text:style-name="Source_20_Text">list.</text:span><text:span text:style-name="Source_20_Text"><text:span text:style-name="T8">index</text:span></text:span><text:span text:style-name="Source_20_Text">(object)</text:span> </text:p>
          </table:table-cell>
          <table:table-cell table:style-name="Table2.A2" office:value-type="string">
            <text:p text:style-name="Table_20_Contents">Return the index of the first occurrence of object; error if not there. </text:p>
          </table:table-cell>
          <table:table-cell table:style-name="Table2.C2" office:value-type="string">
            <text:p text:style-name="Preformatted_20_Text">&gt;&gt;&gt; letters.index('a')</text:p>
            <text:p text:style-name="Preformatted_20_Text">0</text:p>
            <text:p text:style-name="Preformatted_20_Text">&gt;&gt;&gt; letters.index('d')</text:p>
            <text:p text:style-name="Preformatted_20_Text">Traceback (most recent call last):</text:p>
            <text:p text:style-name="Preformatted_20_Text"><text:s text:c="2"/>File "", line 1, in </text:p>
            <text:p text:style-name="Preformatted_20_Text"><text:s text:c="4"/>letters.index('d')</text:p>
            <text:p text:style-name="P2">ValueError: 'd' is not in list <text:s text:c="28"/></text:p>
          </table:table-cell>
        </table:table-row>
      </table:table>
      <text:p text:style-name="Horizontal_20_Line"/>
      <text:h text:style-name="P3" text:outline-level="3">LECTURE 5 – Mutability and Aliasing </text:h>
      <text:h text:style-name="Heading_20_3" text:outline-level="3">Mutability </text:h>
      <text:p text:style-name="Text_20_body">We say that lists are <text:span text:style-name="T2">mutable</text:span>: they <text:span text:style-name="T8">can be modified</text:span>. All the other types we have seen so far (<text:span text:style-name="Source_20_Text">str</text:span>, <text:span text:style-name="Source_20_Text">int</text:span>, <text:span text:style-name="Source_20_Text">float</text:span> and <text:span text:style-name="Source_20_Text">bool</text:span>) are <text:span text:style-name="T2">immutable</text:span>: they cannot be modified. </text:p>
      <text:p text:style-name="Text_20_body">Here are several examples of lists being modified: </text:p>
      <text:p text:style-name="Preformatted_20_Text">&gt;&gt;&gt; classes = ['chem', 'bio', 'cs', 'eng']</text:p>
      <text:p text:style-name="Preformatted_20_Text">&gt;&gt;&gt;</text:p>
      <text:p text:style-name="Preformatted_20_Text">&gt;&gt;&gt; # Elements can be added:</text:p>
      <text:p text:style-name="Preformatted_20_Text">&gt;&gt;&gt; classes.append('math')</text:p>
      <text:p text:style-name="Preformatted_20_Text">&gt;&gt;&gt; classes</text:p>
      <text:p text:style-name="Preformatted_20_Text">['chem', 'bio', 'cs', 'eng', 'math']</text:p>
      <text:p text:style-name="Preformatted_20_Text">&gt;&gt;&gt;</text:p>
      <text:p text:style-name="Preformatted_20_Text">&gt;&gt;&gt; # Elements can be replaced:</text:p>
      <text:p text:style-name="Preformatted_20_Text">&gt;&gt;&gt; classes[1] = 'soc'</text:p>
      <text:p text:style-name="Preformatted_20_Text">&gt;&gt;&gt; classes</text:p>
      <text:p text:style-name="Preformatted_20_Text">['chem', 'soc', 'cs', 'eng', 'math']</text:p>
      <text:p text:style-name="Preformatted_20_Text">&gt;&gt;&gt;</text:p>
      <text:p text:style-name="Preformatted_20_Text">&gt;&gt;&gt; # Elements can be removed:</text:p>
      <text:p text:style-name="Preformatted_20_Text">&gt;&gt;&gt; classes.pop()</text:p>
      <text:p text:style-name="Preformatted_20_Text">'math'</text:p>
      <text:p text:style-name="Preformatted_20_Text">&gt;&gt;&gt; classes</text:p>
      <text:p text:style-name="P2">['chem', 'soc', 'cs', 'eng']</text:p>
      <text:h text:style-name="Heading_20_3" text:outline-level="3">Aliasing </text:h>
      <text:p text:style-name="Text_20_body">Consider the following code: </text:p>
      <text:p text:style-name="Preformatted_20_Text">&gt;&gt;&gt; lst1 = [11, 12, 13, 14, 15, 16, 17]</text:p>
      <text:p text:style-name="Preformatted_20_Text">&gt;&gt;&gt; lst2 = lst1</text:p>
      <text:p text:style-name="Preformatted_20_Text"><text:soft-page-break/>&gt;&gt;&gt; lst1[-1] = 18</text:p>
      <text:p text:style-name="Preformatted_20_Text">&gt;&gt;&gt; lst2</text:p>
      <text:p text:style-name="P2">11, 12, 13, 14, 15, 16, 18]</text:p>
      <text:p text:style-name="Text_20_body">After the second statement executes, <text:span text:style-name="Source_20_Text">lst1</text:span> and <text:span text:style-name="Source_20_Text">lst2</text:span> both refer to the same list. When two variables refer to the same objects, they are <text:span text:style-name="Emphasis">aliases</text:span>. <text:span text:style-name="T8">If that list is modified, both <text:s/></text:span><text:span text:style-name="Source_20_Text"><text:span text:style-name="T8">lst1</text:span></text:span><text:span text:style-name="T8"> and </text:span><text:span text:style-name="Source_20_Text"><text:span text:style-name="T8">lst2</text:span></text:span><text:span text:style-name="T8"> will see the change. </text:span></text:p>
      <text:p text:style-name="Text_20_body"><text:span text:style-name="T8"/></text:p>
      <text:p text:style-name="P22">Any functions that modify parameters must say so explicitly in the docstring. If the docstring doesn't mention it, the function shouldn't change parameters.</text:p>
      <text:p text:style-name="P5"/>
      <text:h text:style-name="Heading_20_3" text:outline-level="3"><text:span text:style-name="T7">LECTURE 6 – Function </text:span><text:span text:style-name="Source_20_Text"><text:span text:style-name="T5">range</text:span></text:span><text:span text:style-name="T7"> </text:span></text:h>
      <text:h text:style-name="Heading_20_3" text:outline-level="3">Overview </text:h>
      <text:p text:style-name="Text_20_body">Sometimes it is helpful to be able to generate a range of numbers. Python provides a builtin function <text:span text:style-name="Source_20_Text">range</text:span> that does just this. Here are the first several lines of <text:span text:style-name="Source_20_Text">help(range)</text:span>: </text:p>
      <text:p text:style-name="Preformatted_20_Text">class range(object)</text:p>
      <text:p text:style-name="Preformatted_20_Text"><text:s/>| <text:s/>range([start,] stop[, step]) -&gt; range object</text:p>
      <text:p text:style-name="Preformatted_20_Text"><text:s/>|</text:p>
      <text:p text:style-name="P2"><text:s/>| <text:s/>Returns a virtual sequence of numbers from start to stop by step.</text:p>
      <text:p text:style-name="Text_20_body">A call on <text:span text:style-name="Source_20_Text">range</text:span> with a single <text:span text:style-name="Source_20_Text">int</text:span> argument produces the numbers starting a <text:span text:style-name="Source_20_Text">0</text:span> and going up to, but not including, that argument. </text:p>
      <text:p text:style-name="Text_20_body">Function <text:span text:style-name="Source_20_Text">range</text:span> is often used with a <text:span text:style-name="Source_20_Text">for</text:span> loop. </text:p>
      <text:p text:style-name="Preformatted_20_Text">&gt;&gt;&gt; for i in range(10):</text:p>
      <text:p text:style-name="Preformatted_20_Text"><text:s text:c="4"/>print(i)</text:p>
      <text:p text:style-name="Preformatted_20_Text"/>
      <text:p text:style-name="Preformatted_20_Text">0</text:p>
      <text:p text:style-name="Preformatted_20_Text">1</text:p>
      <text:p text:style-name="Preformatted_20_Text">2</text:p>
      <text:p text:style-name="Preformatted_20_Text">3</text:p>
      <text:p text:style-name="Preformatted_20_Text">4</text:p>
      <text:p text:style-name="Preformatted_20_Text">5</text:p>
      <text:p text:style-name="Preformatted_20_Text">6</text:p>
      <text:p text:style-name="Preformatted_20_Text">7</text:p>
      <text:p text:style-name="Preformatted_20_Text">8</text:p>
      <text:p text:style-name="P2">9</text:p>
      <text:p text:style-name="Text_20_body">Function <text:span text:style-name="Source_20_Text">len</text:span> returns the length of a string, and so <text:span text:style-name="Source_20_Text">range(len(s))</text:span> can be used to generate all the indices of the characters in <text:span text:style-name="Source_20_Text">s</text:span>: </text:p>
      <text:p text:style-name="Preformatted_20_Text">&gt;&gt;&gt; s = 'computer science'</text:p>
      <text:p text:style-name="Preformatted_20_Text">&gt;&gt;&gt; len(s)</text:p>
      <text:p text:style-name="Preformatted_20_Text">16</text:p>
      <text:p text:style-name="Preformatted_20_Text">&gt;&gt;&gt; for i in range(len(s)):</text:p>
      <text:p text:style-name="Preformatted_20_Text"><text:s text:c="4"/>print(i)</text:p>
      <text:p text:style-name="Preformatted_20_Text"/>
      <text:p text:style-name="Preformatted_20_Text">0</text:p>
      <text:p text:style-name="Preformatted_20_Text">1</text:p>
      <text:p text:style-name="Preformatted_20_Text">2</text:p>
      <text:p text:style-name="Preformatted_20_Text">3</text:p>
      <text:p text:style-name="Preformatted_20_Text">4</text:p>
      <text:p text:style-name="Preformatted_20_Text">5</text:p>
      <text:p text:style-name="Preformatted_20_Text"><text:soft-page-break/>6</text:p>
      <text:p text:style-name="Preformatted_20_Text">7</text:p>
      <text:p text:style-name="Preformatted_20_Text">8</text:p>
      <text:p text:style-name="Preformatted_20_Text">9</text:p>
      <text:p text:style-name="Preformatted_20_Text">10</text:p>
      <text:p text:style-name="Preformatted_20_Text">11</text:p>
      <text:p text:style-name="Preformatted_20_Text">12</text:p>
      <text:p text:style-name="Preformatted_20_Text">13</text:p>
      <text:p text:style-name="Preformatted_20_Text">14</text:p>
      <text:p text:style-name="P2">15</text:p>
      <text:p text:style-name="Text_20_body">Range takes up to three arguments – a starting value, a stopping value, and a step value (i.e., the amount between each value in the range): </text:p>
      <text:p text:style-name="Text_20_body"><draw:frame draw:style-name="fr1" draw:name="graphics4" text:anchor-type="paragraph" svg:width="13.787cm" svg:height="3.254cm" draw:z-index="3"><draw:image xlink:href="Pictures/20000007000035DA00000CB7D2FD3512.svm" xlink:type="simple" xlink:show="embed" xlink:actuate="onLoad"/></draw:frame>A call on function <text:span text:style-name="Source_20_Text">range</text:span> with 2 arguments will produce a range of numbers starting at the first and going up to, but not including, the second: </text:p>
      <text:p text:style-name="Preformatted_20_Text">&gt;&gt;&gt; s = 'computer science'</text:p>
      <text:p text:style-name="Preformatted_20_Text">&gt;&gt;&gt; for i in range(1, len(s)):</text:p>
      <text:p text:style-name="Preformatted_20_Text"><text:s text:c="4"/>print(i)</text:p>
      <text:p text:style-name="Preformatted_20_Text"/>
      <text:p text:style-name="Preformatted_20_Text">1</text:p>
      <text:p text:style-name="Preformatted_20_Text">2</text:p>
      <text:p text:style-name="Preformatted_20_Text">3</text:p>
      <text:p text:style-name="Preformatted_20_Text">4</text:p>
      <text:p text:style-name="Preformatted_20_Text">5</text:p>
      <text:p text:style-name="Preformatted_20_Text">6</text:p>
      <text:p text:style-name="Preformatted_20_Text">7</text:p>
      <text:p text:style-name="Preformatted_20_Text">8</text:p>
      <text:p text:style-name="Preformatted_20_Text">9</text:p>
      <text:p text:style-name="Preformatted_20_Text">10</text:p>
      <text:p text:style-name="Preformatted_20_Text">11</text:p>
      <text:p text:style-name="Preformatted_20_Text">12</text:p>
      <text:p text:style-name="Preformatted_20_Text">13</text:p>
      <text:p text:style-name="Preformatted_20_Text">14</text:p>
      <text:p text:style-name="P2">15</text:p>
      <text:p text:style-name="Text_20_body">A call on function <text:span text:style-name="Source_20_Text">range</text:span> with 3 arguments will produce a range of numbers starting at the first and going up to, but not including, the second, incrementing by the third argument: </text:p>
      <text:p text:style-name="Preformatted_20_Text">&gt;&gt;&gt; for i in range(1, len(s), 2):</text:p>
      <text:p text:style-name="Preformatted_20_Text"><text:s text:c="4"/>print(i)</text:p>
      <text:p text:style-name="Preformatted_20_Text"/>
      <text:p text:style-name="Preformatted_20_Text">1</text:p>
      <text:p text:style-name="Preformatted_20_Text">3</text:p>
      <text:p text:style-name="Preformatted_20_Text">5</text:p>
      <text:p text:style-name="Preformatted_20_Text">7</text:p>
      <text:p text:style-name="Preformatted_20_Text">9</text:p>
      <text:p text:style-name="Preformatted_20_Text">11</text:p>
      <text:p text:style-name="Preformatted_20_Text">13</text:p>
      <text:p text:style-name="P2">15</text:p>
      <text:p text:style-name="P2"/>
      <text:p text:style-name="P2"/>
      <text:h text:style-name="P6" text:outline-level="3"><text:soft-page-break/>Question 1</text:h>
      <text:p text:style-name="P25">Select the expression(s) that evaluate to <text:span text:style-name="Source_20_Text">True</text:span>.</text:p>
      <text:p text:style-name="P25"><text:span text:style-name="Source_20_Text"><text:span text:style-name="T8">int('3') in [len('a'), len('ab'), len('abc')]</text:span></text:span> → TRUE</text:p>
      <text:p text:style-name="P25"><text:span text:style-name="Source_20_Text">[1, 2, 3] in len('mom')</text:span> → TYPE error </text:p>
      <text:p text:style-name="P25"><text:span text:style-name="Source_20_Text"><text:span text:style-name="T8">len('mom') in [1, 2, 3]</text:span></text:span><text:span text:style-name="T8"> </text:span>→ TRUE</text:p>
      <text:p text:style-name="Text_20_body"><text:span text:style-name="Source_20_Text">'3' in [1, 2, 3]</text:span> → FALSE (looking for a string among integers)</text:p>
      <text:h text:style-name="Heading_20_3" text:outline-level="3">Question 2</text:h>
      <text:p text:style-name="Text_20_body">Consider the code: </text:p>
      <text:p text:style-name="Preformatted_20_Text">def secret(s):</text:p>
      <text:p text:style-name="Preformatted_20_Text"><text:s text:c="4"/>i = 0</text:p>
      <text:p text:style-name="Preformatted_20_Text"><text:s text:c="4"/>result = ''</text:p>
      <text:p text:style-name="Preformatted_20_Text"/>
      <text:p text:style-name="Preformatted_20_Text"><text:s text:c="4"/>while s[i].isdigit():</text:p>
      <text:p text:style-name="Preformatted_20_Text"><text:s text:c="8"/>result = result + s[i]</text:p>
      <text:p text:style-name="Preformatted_20_Text"><text:s text:c="8"/>i = i + 1</text:p>
      <text:p text:style-name="Preformatted_20_Text"/>
      <text:p text:style-name="P2"><text:s text:c="4"/>return result</text:p>
      <text:p text:style-name="P25">Select the function call(s) that result in an error.</text:p>
      <text:p text:style-name="P25"><text:span text:style-name="Source_20_Text">secret('abc123')</text:span> → ''</text:p>
      <text:p text:style-name="P25"><text:span text:style-name="Source_20_Text"><text:span text:style-name="T8">secret('123')</text:span></text:span> </text:p>
      <text:p text:style-name="P25"><text:tab/>Traceback (most recent call last):</text:p>
      <text:p text:style-name="P25"><text:s text:c="2"/>File "&lt;pyshell#95&gt;", line 1, in &lt;module&gt;</text:p>
      <text:p text:style-name="P25"><text:s text:c="4"/>secret('123')</text:p>
      <text:p text:style-name="P25"><text:s text:c="2"/>File "&lt;pyshell#93&gt;", line 4, in secret</text:p>
      <text:p text:style-name="P25"><text:s text:c="4"/>while s[i].isdigit():</text:p>
      <text:p text:style-name="P25">IndexError: string index out of range</text:p>
      <text:p text:style-name="P25"><text:span text:style-name="Source_20_Text">secret('123abc')</text:span> → '123'</text:p>
      <text:p text:style-name="Text_20_body"><text:span text:style-name="Source_20_Text">secret('abc')</text:span> → ''</text:p>
      <text:h text:style-name="Heading_20_3" text:outline-level="3">Question 3</text:h>
      <text:p text:style-name="Text_20_body">Consider the code: </text:p>
      <text:p text:style-name="Preformatted_20_Text">def example(L):</text:p>
      <text:p text:style-name="Preformatted_20_Text"><text:s text:c="4"/>''' (list) -&gt; list</text:p>
      <text:p text:style-name="Preformatted_20_Text"><text:s text:c="4"/>'''</text:p>
      <text:p text:style-name="Preformatted_20_Text"><text:s text:c="4"/>i = 0</text:p>
      <text:p text:style-name="Preformatted_20_Text"><text:s text:c="4"/>result = []</text:p>
      <text:p text:style-name="Preformatted_20_Text"><text:s text:c="4"/>while i &lt; len(L):</text:p>
      <text:p text:style-name="Preformatted_20_Text"><text:s text:c="8"/>result.append(L[i])</text:p>
      <text:p text:style-name="Preformatted_20_Text"><text:s text:c="8"/>i = i + 3</text:p>
      <text:p text:style-name="P2"><text:s text:c="4"/>return result</text:p>
      <text:p text:style-name="P25">Which is the best docstring description for function <text:span text:style-name="Source_20_Text">example</text:span>?</text:p>
      <text:p text:style-name="P25">Return a <text:span text:style-name="Source_20_Text">list</text:span> containing every third <text:span text:style-name="Emphasis">index</text:span> from <text:span text:style-name="Source_20_Text">L</text:span> starting at index 0. </text:p>
      <text:p text:style-name="P25"><text:span text:style-name="T8">Return a </text:span><text:span text:style-name="Source_20_Text"><text:span text:style-name="T8">list</text:span></text:span><text:span text:style-name="T8"> containing every third </text:span><text:span text:style-name="Emphasis"><text:span text:style-name="T8">item</text:span></text:span><text:span text:style-name="T8"> from </text:span><text:span text:style-name="Source_20_Text"><text:span text:style-name="T8">L</text:span></text:span><text:span text:style-name="T8"> starting at index 0. </text:span></text:p>
      <text:p text:style-name="P25">Return a <text:span text:style-name="Source_20_Text">list</text:span> containing the items from <text:span text:style-name="Source_20_Text">L</text:span> starting from index 0, omitting every third item. </text:p>
      <text:p text:style-name="Text_20_body">Return an empty <text:span text:style-name="Source_20_Text">list</text:span>. </text:p>
      <text:p text:style-name="Text_20_body"><draw:frame draw:style-name="fr2" draw:name="graphics5" text:anchor-type="paragraph" svg:width="13.758cm" svg:height="9.58cm" draw:z-index="4"><draw:image xlink:href="Pictures/20000007000035BF0000256BABA6CCD9.svm" xlink:type="simple" xlink:show="embed" xlink:actuate="onLoad"/></draw:frame><text:soft-page-break/></text:p>
      <text:h text:style-name="Heading_20_3" text:outline-level="3">Question 4</text:h>
      <text:p text:style-name="Preformatted_20_Text">def compress_list(L):</text:p>
      <text:p text:style-name="Preformatted_20_Text"><text:s text:c="4"/>''' (list of str) -&gt; list of str</text:p>
      <text:p text:style-name="Preformatted_20_Text"/>
      <text:p text:style-name="Preformatted_20_Text"><text:s text:c="4"/>Return a new list with adjacent pairs of string elements from L</text:p>
      <text:p text:style-name="Preformatted_20_Text"><text:s text:c="4"/>concatenated together, starting with indices 0 and 1, 2 and 3,</text:p>
      <text:p text:style-name="Preformatted_20_Text"><text:s text:c="4"/>and so on.</text:p>
      <text:p text:style-name="Preformatted_20_Text"/>
      <text:p text:style-name="Preformatted_20_Text"><text:s text:c="4"/>Precondition: len(L) &gt;= 2 and len(L) % 2 == 0</text:p>
      <text:p text:style-name="Preformatted_20_Text"/>
      <text:p text:style-name="Preformatted_20_Text"><text:s text:c="4"/>&gt;&gt;&gt; compress_list(['a', 'b', 'c', 'd'])</text:p>
      <text:p text:style-name="Preformatted_20_Text"><text:s text:c="4"/>['ab', 'cd']</text:p>
      <text:p text:style-name="Preformatted_20_Text"><text:s text:c="4"/>'''</text:p>
      <text:p text:style-name="Preformatted_20_Text"><text:s text:c="4"/>compressed_list = []</text:p>
      <text:p text:style-name="Preformatted_20_Text"><text:s text:c="4"/>i = 0</text:p>
      <text:p text:style-name="Preformatted_20_Text"/>
      <text:p text:style-name="Preformatted_20_Text"><text:s text:c="4"/>while i &lt; len(L):</text:p>
      <text:p text:style-name="Preformatted_20_Text"><text:s text:c="8"/>compressed_list.append(L[i] + L[i + 1])</text:p>
      <text:p text:style-name="Preformatted_20_Text"><text:s text:c="8"/># MISSING CODE HERE</text:p>
      <text:p text:style-name="Preformatted_20_Text"/>
      <text:p text:style-name="P2"><text:s text:c="4"/>return compressed_list</text:p>
      <text:p text:style-name="P25">Select the missing line of code.</text:p>
      <text:p text:style-name="P25"><text:span text:style-name="Source_20_Text">i = i + i</text:span> </text:p>
      <text:p text:style-name="P25"><text:span text:style-name="Source_20_Text">i = i + 1</text:span> </text:p>
      <text:p text:style-name="P25"><text:span text:style-name="Source_20_Text">i = i * 2</text:span> </text:p>
      <text:p text:style-name="Text_20_body"><text:span text:style-name="Source_20_Text"><text:span text:style-name="T8">i = i + 2</text:span></text:span><text:span text:style-name="T8"> </text:span></text:p>
      <text:h text:style-name="Heading_20_3" text:outline-level="3">Question 5</text:h>
      <text:p text:style-name="P27">What is the sum of the <text:span text:style-name="T1">even</text:span> numbers from 524 through 10508, inclusive? Hint: write a <text:span text:style-name="Source_20_Text">while</text:span> loop to accumulate the sum and print it. Then copy and paste that sum. For maximum learning, do it with a <text:span text:style-name="Source_20_Text">for</text:span> loop as well, using <text:span text:style-name="Source_20_Text">range</text:span>.</text:p>
      <text:p text:style-name="Text_20_body"><text:soft-page-break/>Answer for Question 5</text:p>
      <text:p text:style-name="P7">27541388</text:p>
      <text:p text:style-name="P7"/>
      <text:p text:style-name="P7">def question_5():</text:p>
      <text:p text:style-name="P7"><text:s text:c="4"/>x = 524</text:p>
      <text:p text:style-name="P7"><text:s text:c="4"/>to_add = []</text:p>
      <text:p text:style-name="P7"><text:s text:c="4"/>while x &lt;= 10508:</text:p>
      <text:p text:style-name="P7"><text:s text:c="8"/>to_add.append(x)</text:p>
      <text:p text:style-name="P7"><text:s text:c="8"/>x = x + 2</text:p>
      <text:p text:style-name="P7"><text:s text:c="4"/>added = sum(to_add)</text:p>
      <text:p text:style-name="P7"><text:s text:c="4"/>return (added)</text:p>
      <text:p text:style-name="P7"/>
      <text:p text:style-name="P7">def question_5_2():</text:p>
      <text:p text:style-name="P7"><text:s text:c="4"/>to_add = []</text:p>
      <text:p text:style-name="P7"><text:s text:c="4"/>for num in range(524, 10509, 2):</text:p>
      <text:p text:style-name="P7"><text:s text:c="8"/>to_add.append(num)</text:p>
      <text:p text:style-name="P7"><text:s text:c="4"/>added = sum(to_add)</text:p>
      <text:p text:style-name="P7"><text:s text:c="4"/>return (added) </text:p>
      <text:h text:style-name="Heading_20_3" text:outline-level="3">Question 6</text:h>
      <text:p text:style-name="Text_20_body">Consider the code: </text:p>
      <text:p text:style-name="Preformatted_20_Text">def while_version(L):</text:p>
      <text:p text:style-name="Preformatted_20_Text"><text:s text:c="4"/>i = 0</text:p>
      <text:p text:style-name="Preformatted_20_Text"><text:s text:c="4"/>total = 0</text:p>
      <text:p text:style-name="Preformatted_20_Text"/>
      <text:p text:style-name="Preformatted_20_Text"><text:s text:c="4"/>while i &lt; len(L) and L[i] % 2 != 0:</text:p>
      <text:p text:style-name="Preformatted_20_Text"><text:s text:c="8"/>total = total + L[i]</text:p>
      <text:p text:style-name="Preformatted_20_Text"><text:s text:c="8"/>i = i + 1</text:p>
      <text:p text:style-name="Preformatted_20_Text"/>
      <text:p text:style-name="P2"><text:s text:c="4"/>return total</text:p>
      <text:p text:style-name="Text_20_body">The <text:span text:style-name="Source_20_Text">while</text:span> loop stops as soon as an even number is found, and the sum of all the previous numbers is returned. The four functions below use a <text:span text:style-name="Source_20_Text">for</text:span> loop to try to accomplish the same task, although they keep iterating through all of the numbers in <text:span text:style-name="Source_20_Text">L</text:span> regardless of whether the numbers are even or odd. Only one of them returns the same value as function <text:span text:style-name="Source_20_Text">while_version</text:span>. Which one is it?</text:p>
      <text:p text:style-name="P1"/>
      <text:p text:style-name="P1">def for_version1(L):</text:p>
      <text:p text:style-name="P1"><text:s text:c="2"/>def for_version(L):</text:p>
      <text:p text:style-name="P1"><text:s text:c="4"/>found_even = False</text:p>
      <text:p text:style-name="P1"><text:s text:c="4"/>total = 0</text:p>
      <text:p text:style-name="P1"><text:s text:c="4"/>for num in L:</text:p>
      <text:p text:style-name="P1"><text:s text:c="6"/>if num % 2 != 0:</text:p>
      <text:p text:style-name="P1"><text:s text:c="8"/>total = total + num</text:p>
      <text:p text:style-name="P1"><text:s text:c="8"/>found_even = True</text:p>
      <text:p text:style-name="P1"><text:s text:c="4"/>return total</text:p>
      <text:p text:style-name="P1"/>
      <text:p text:style-name="P1"/>
      <text:p text:style-name="P1">def for_version2(L):</text:p>
      <text:p text:style-name="P1"><text:s text:c="2"/>found_even = False</text:p>
      <text:p text:style-name="P1"><text:s text:c="2"/>total = 0</text:p>
      <text:p text:style-name="P1"><text:s text:c="2"/>for num in L:</text:p>
      <text:p text:style-name="P1"><text:s text:c="4"/>if num % 2 != 0:</text:p>
      <text:p text:style-name="P1"><text:s text:c="6"/>total = total + num</text:p>
      <text:p text:style-name="P1"><text:s text:c="4"/>elif not found_even:</text:p>
      <text:p text:style-name="P1"><text:s text:c="6"/>found_even = True</text:p>
      <text:p text:style-name="P1"><text:s text:c="2"/>return total</text:p>
      <text:p text:style-name="P1"><text:soft-page-break/></text:p>
      <text:p text:style-name="P1"/>
      <text:p text:style-name="P1">#option 3</text:p>
      <text:p text:style-name="P1">def for_version3(L):</text:p>
      <text:p text:style-name="P1"><text:s text:c="2"/>found_even = False</text:p>
      <text:p text:style-name="P1"><text:s text:c="2"/>total = 0</text:p>
      <text:p text:style-name="P1"><text:s text:c="2"/>for num in L:</text:p>
      <text:p text:style-name="P1"><text:s text:c="4"/>if num % 2 != 0:</text:p>
      <text:p text:style-name="P1"><text:s text:c="6"/>total = total + num</text:p>
      <text:p text:style-name="P1"><text:s text:c="4"/>found_even = True</text:p>
      <text:p text:style-name="P1"><text:s text:c="2"/>return total</text:p>
      <text:p text:style-name="P9"/>
      <text:p text:style-name="P9">#option 4</text:p>
      <text:p text:style-name="P9">def for_version4(L):</text:p>
      <text:p text:style-name="P9"><text:s text:c="2"/>found_even = False</text:p>
      <text:p text:style-name="P9"><text:s text:c="2"/>total = 0</text:p>
      <text:p text:style-name="P9"><text:s text:c="2"/>for num in L:</text:p>
      <text:p text:style-name="P9"><text:s text:c="4"/>if num % 2 != 0 and not found_even:</text:p>
      <text:p text:style-name="P9"><text:s text:c="6"/>total = total + num</text:p>
      <text:p text:style-name="P9"><text:s text:c="4"/>else:</text:p>
      <text:p text:style-name="P9"><text:s text:c="6"/>found_even = True</text:p>
      <text:p text:style-name="P9"><text:s text:c="2"/>return total</text:p>
      <text:p text:style-name="P9"><text:s text:c="4"/>return total</text:p>
      <text:p text:style-name="P2"/>
      <text:p text:style-name="P7">lst = [2,1]</text:p>
      <text:p text:style-name="P7">0</text:p>
      <text:p text:style-name="P7">None</text:p>
      <text:p text:style-name="P7">1</text:p>
      <text:p text:style-name="P7">1</text:p>
      <text:p text:style-name="P7">0</text:p>
      <text:h text:style-name="Heading_20_3" text:outline-level="3">Question 7</text:h>
      <text:p text:style-name="Text_20_body">Consider the code: </text:p>
      <text:p text:style-name="Preformatted_20_Text">&gt;&gt;&gt; letters = ['b', 'd', 'a']</text:p>
      <text:p text:style-name="Preformatted_20_Text">&gt;&gt;&gt; # MISSING CODE HERE</text:p>
      <text:p text:style-name="Preformatted_20_Text">&gt;&gt;&gt; print(letters)</text:p>
      <text:p text:style-name="P2">['a', 'b', 'd']</text:p>
      <text:p text:style-name="P25">Which of the following code fragments(s) could be the missing code in the program above?</text:p>
      <text:p text:style-name="P25"><text:span text:style-name="Source_20_Text"><text:span text:style-name="T8">letters.sort()</text:span></text:span><text:span text:style-name="T8"> </text:span></text:p>
      <text:p text:style-name="P25"><text:span text:style-name="Source_20_Text">letters = sort(letters)</text:span> → ERROR</text:p>
      <text:p text:style-name="P25"><text:span text:style-name="Source_20_Text">sort(letters)</text:span> → ERROR</text:p>
      <text:p text:style-name="Text_20_body"><text:span text:style-name="Source_20_Text">letters = letters.sort()</text:span> → None<office:annotation><dc:creator>Unknown Author</dc:creator><dc:date>2012-10-22T15:11:35.03</dc:date><text:p text:style-name="P29"><text:span text:style-name="T14">I don't really understand why this is returning None – why can't I assign a variable name to the outcome of this method? That's the mistake, surely, but WHY? </text:span></text:p></office:annotation></text:p>
      <text:h text:style-name="Heading_20_3" text:outline-level="3">Question 8</text:h>
      <text:p text:style-name="Text_20_body">Consider the code: </text:p>
      <text:p text:style-name="Preformatted_20_Text">veggies = ['carrot', 'broccoli', 'potato', 'asparagus']</text:p>
      <text:p text:style-name="Preformatted_20_Text">veggies.insert(veggies.index('broccoli'), 'celery')</text:p>
      <text:p text:style-name="P2">print(veggies)</text:p>
      <text:p text:style-name="P25">What is displayed by the code above?</text:p>
      <text:p text:style-name="P25"><text:span text:style-name="Source_20_Text">['carrot', 'broccoli', 'celery', 'potato', 'asparagus']</text:span> </text:p>
      <text:p text:style-name="P25"><text:span text:style-name="Source_20_Text">['celery', 'carrot', 'broccoli', 'potato', 'asparagus']</text:span> </text:p>
      <text:p text:style-name="P25"><text:span text:style-name="Source_20_Text">['carrot', 'celery', 'potato', 'asparagus']</text:span> </text:p>
      <text:p text:style-name="Text_20_body"><text:soft-page-break/><text:span text:style-name="Source_20_Text"><text:span text:style-name="T8">['carrot', 'celery', 'broccoli', 'potato', 'asparagus']</text:span></text:span><text:span text:style-name="T8"> </text:span></text:p>
      <text:h text:style-name="Heading_20_3" text:outline-level="3">Question 9</text:h>
      <text:p text:style-name="Text_20_body">Your younger sibling has just discovered music from the 1970's. They have put together a playlist of the same 5 songs repeated again and again. Here are the songs: </text:p>
      <text:list xml:id="list2329987523309207569" text:style-name="L2">
        <text:list-item>
          <text:p text:style-name="P28">ABC by The Jackson 5 </text:p>
        </text:list-item>
        <text:list-item>
          <text:p text:style-name="P28">Venus by Shocking Blue </text:p>
        </text:list-item>
        <text:list-item>
          <text:p text:style-name="P28">Lola by the Kinks </text:p>
        </text:list-item>
        <text:list-item>
          <text:p text:style-name="P28">Let It Be by the Beatles </text:p>
        </text:list-item>
        <text:list-item>
          <text:p text:style-name="P23">Cecilia by Simon and Garfunkel <text:line-break/>Here is an example of their playlist: <text:line-break/><text:span text:style-name="Source_20_Text">['Lola', 'Venus', 'Lola', 'Lola', 'Let It Be', 'Lola', 'ABC', 'Cecilia', 'Lola', 'Lola']</text:span> <text:line-break/>You want to make sure that Lola only gets played 3 times, so you want to complete this function that edits the playlist: </text:p>
        </text:list-item>
      </text:list>
      <text:p text:style-name="Preformatted_20_Text">def cap_song_repetition(playlist, song):</text:p>
      <text:p text:style-name="Preformatted_20_Text"><text:s text:c="4"/>'''(list of str, str) -&gt; NoneType</text:p>
      <text:p text:style-name="Preformatted_20_Text"/>
      <text:p text:style-name="Preformatted_20_Text"><text:s text:c="4"/>Make sure there are no more than 3 occurrences of song in playlist.</text:p>
      <text:p text:style-name="P2"><text:s text:c="4"/>'''</text:p>
      <text:p text:style-name="Text_20_body">Select the loop(s) that accomplish this.</text:p>
      <text:p text:style-name="Preformatted_20_Text"><text:s text:c="4"/><text:span text:style-name="T8">while playlist.count(song) &gt; 3:</text:span></text:p>
      <text:p text:style-name="P17"><text:s text:c="8"/>playlist.remove(song)</text:p>
      <text:p text:style-name="Preformatted_20_Text"><text:s text:c="4"/>while playlist.count(song) &gt;= 3:</text:p>
      <text:p text:style-name="P2"><text:s text:c="8"/>playlist.remove(song) # → returns 2 instances, rather than 3</text:p>
      <text:p text:style-name="P19"><text:s text:c="4"/>while playlist.count(song) &gt; 3:</text:p>
      <text:p text:style-name="P17"><text:s text:c="8"/>playlist.pop(playlist.index(song))</text:p>
      <text:p text:style-name="Preformatted_20_Text"><text:s text:c="4"/>while playlist.count(song) &gt; 3:</text:p>
      <text:p text:style-name="P2"><text:s text:c="8"/>playlist.remove(playlist.index(song)) #→ ERROR; remove does not use <text:tab/><text:tab/><text:tab/><text:tab/>#indexes</text:p>
      <text:h text:style-name="Heading_20_3" text:outline-level="3">Question 10</text:h>
      <text:p text:style-name="Text_20_body">Consider the code: </text:p>
      <text:p text:style-name="Preformatted_20_Text">&gt;&gt;&gt; a = [1, 2, 3]</text:p>
      <text:p text:style-name="Preformatted_20_Text">&gt;&gt;&gt; b = a</text:p>
      <text:p text:style-name="Preformatted_20_Text">&gt;&gt;&gt; # MISSING CODE HERE</text:p>
      <text:p text:style-name="Preformatted_20_Text">&gt;&gt;&gt; print(a, b)</text:p>
      <text:p text:style-name="P2">[1, 'A', 3] [1, 'A', 3]</text:p>
      <text:p text:style-name="Text_20_body">Which of the following code fragments(s) could be the missing code in the program above?</text:p>
      <text:p text:style-name="P19">b[1] = 'AB'</text:p>
      <text:p text:style-name="P17">a[1] = a[1][0]**<office:annotation><dc:creator>Unknown Author</dc:creator><dc:date>2012-10-22T16:19:12.96</dc:date><text:p text:style-name="P29"><text:span text:style-name="T14">Here, a[1] == 'AB', so a[1][0] == 'A'</text:span></text:p></office:annotation></text:p>
      <text:p text:style-name="P17">a[1] = 'A'</text:p>
      <text:p text:style-name="P17">b[-2] = 'A'</text:p>
      <text:p text:style-name="P19"><text:soft-page-break/>a = [1, 'A', 3]</text:p>
      <text:p text:style-name="P17">b = [1, 'A', 3]</text:p>
      <text:h text:style-name="Heading_20_3" text:outline-level="3">Question 11</text:h>
      <text:p text:style-name="Text_20_body">Consider the code: </text:p>
      <text:p text:style-name="Preformatted_20_Text">&gt;&gt;&gt; a = [1, 2, 3]</text:p>
      <text:p text:style-name="Preformatted_20_Text">&gt;&gt;&gt; b = [1, 2, 3]</text:p>
      <text:p text:style-name="Preformatted_20_Text">&gt;&gt;&gt; # MISSING CODE HERE</text:p>
      <text:p text:style-name="Preformatted_20_Text">&gt;&gt;&gt; print(a, b)</text:p>
      <text:p text:style-name="P2">[1, 'A', 3] [1, 'A', 3]</text:p>
      <text:p text:style-name="Text_20_body">Which of the following code fragments(s) could be the missing code in the program above?</text:p>
      <text:p text:style-name="P2">a[1] = 'A'</text:p>
      <text:p text:style-name="P2">b[-2] = 'A'</text:p>
      <text:p text:style-name="Preformatted_20_Text">b[1] = 'AB'</text:p>
      <text:p text:style-name="P2">a[1] = a[1][0]</text:p>
      <text:p text:style-name="P19">a = [1, 'A', 3]</text:p>
      <text:p text:style-name="P17">b = [1, 'A', 3]</text:p>
      <text:p text:style-name="P2"><draw:frame draw:style-name="fr2" draw:name="graphics8" text:anchor-type="paragraph" svg:width="9.686cm" svg:height="7.781cm" draw:z-index="7"><draw:image xlink:href="Pictures/20000007000025D500001E648773CAB1.svm" xlink:type="simple" xlink:show="embed" xlink:actuate="onLoad"/></draw:frame></text:p>
      <text:h text:style-name="Heading_20_3" text:outline-level="3">Question 12</text:h>
      <text:p text:style-name="Text_20_body">Consider the code: </text:p>
      <text:p text:style-name="Preformatted_20_Text">def increment_items(L, increment):</text:p>
      <text:p text:style-name="Preformatted_20_Text"><text:s text:c="4"/>i = 0</text:p>
      <text:p text:style-name="Preformatted_20_Text"><text:s text:c="4"/>while i &lt; len(L):</text:p>
      <text:p text:style-name="Preformatted_20_Text"><text:s text:c="8"/>L[i] = L[i] + increment</text:p>
      <text:p text:style-name="Preformatted_20_Text"><text:s text:c="8"/>i = i + 1</text:p>
      <text:p text:style-name="Preformatted_20_Text"/>
      <text:p text:style-name="Preformatted_20_Text">values = [1, 2, 3]</text:p>
      <text:p text:style-name="Preformatted_20_Text">print(increment_items(values, 2))</text:p>
      <text:p text:style-name="P2">print(values)</text:p>
      <text:p text:style-name="Text_20_body"><text:soft-page-break/>What is printed by the program above?</text:p>
      <text:p text:style-name="Preformatted_20_Text">[3, 4, 5]</text:p>
      <text:p text:style-name="P2">[1, 2, 3]</text:p>
      <text:p text:style-name="P19">None</text:p>
      <text:p text:style-name="P17">[3, 4, 5]</text:p>
      <text:p text:style-name="Preformatted_20_Text">None</text:p>
      <text:p text:style-name="P2">[1, 2, 3]</text:p>
      <text:p text:style-name="P20">[3, 4, 5]</text:p>
      <text:p text:style-name="P18">None</text:p>
      <text:p text:style-name="P17"><draw:frame draw:style-name="fr2" draw:name="graphics7" text:anchor-type="paragraph" svg:width="14.713cm" svg:height="10.874cm" draw:z-index="6"><draw:image xlink:href="Pictures/200000070000397800002A7BBD3FFB9D.svm" xlink:type="simple" xlink:show="embed" xlink:actuate="onLoad"/></draw:frame></text:p>
      <text:h text:style-name="Heading_20_3" text:outline-level="3">Question 13</text:h>
      <text:p text:style-name="Text_20_body">Select the code fragment(s) that print <text:span text:style-name="Source_20_Text">[3, 6, 9]</text:span>.</text:p>
      <text:p text:style-name="Preformatted_20_Text">values = []</text:p>
      <text:p text:style-name="Preformatted_20_Text">for num in range(3, 9, 3):</text:p>
      <text:p text:style-name="Preformatted_20_Text"><text:s text:c="4"/>values.append(num)</text:p>
      <text:p text:style-name="P2">print(values)</text:p>
      <text:p text:style-name="P19">values = []</text:p>
      <text:p text:style-name="P19">for num in range(3, 10, 3):</text:p>
      <text:p text:style-name="P19"><text:s text:c="4"/>values.append(num)</text:p>
      <text:p text:style-name="P17">print(values)</text:p>
      <text:p text:style-name="Preformatted_20_Text">values = []</text:p>
      <text:p text:style-name="Preformatted_20_Text">for num in range(1, 3):</text:p>
      <text:p text:style-name="Preformatted_20_Text"><text:s text:c="4"/>values.append(num * 3)</text:p>
      <text:p text:style-name="P2">print(values)</text:p>
      <text:p text:style-name="P19"><text:soft-page-break/>values = []</text:p>
      <text:p text:style-name="P19">for num in range(1, 4):</text:p>
      <text:p text:style-name="P19"><text:s text:c="4"/>values.append(num * 3)</text:p>
      <text:p text:style-name="P17">print(values)</text:p>
      <text:p text:style-name="P2"><draw:frame draw:style-name="fr2" draw:name="graphics6" text:anchor-type="paragraph" svg:width="6.563cm" svg:height="12.331cm" draw:z-index="5"><draw:image xlink:href="Pictures/20000007000019A30000302B367C5137.svm" xlink:type="simple" xlink:show="embed" xlink:actuate="onLoad"/></draw:frame></text:p>
      <text:h text:style-name="Heading_20_3" text:outline-level="3">Question 14</text:h>
      <text:p text:style-name="Text_20_body">Select the function calls to <text:span text:style-name="Source_20_Text">range</text:span> that, when used to fill in the blank, cause the code to produce the results below. </text:p>
      <text:p text:style-name="Preformatted_20_Text">for num in __________________:</text:p>
      <text:p text:style-name="P2"><text:s text:c="4"/>print(num)</text:p>
      <text:p text:style-name="Text_20_body">The loop should print this: </text:p>
      <text:p text:style-name="Preformatted_20_Text">3</text:p>
      <text:p text:style-name="Preformatted_20_Text">11</text:p>
      <text:p text:style-name="P2">19</text:p>
      <text:p text:style-name="P25"><text:span text:style-name="Source_20_Text">range(3, 8, 20)</text:span> </text:p>
      <text:p text:style-name="P25"><text:span text:style-name="Source_20_Text"><text:span text:style-name="T8">range(3, 20, 8)</text:span></text:span><text:span text:style-name="T8"> </text:span></text:p>
      <text:p text:style-name="P25"><text:span text:style-name="Source_20_Text">range(3, 19, 8)</text:span> </text:p>
      <text:p text:style-name="P25"><text:span text:style-name="Source_20_Text"><text:span text:style-name="T8">range(3, 23, 8)</text:span></text:span><text:span text:style-name="T8"> **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1:56:55.54</meta:creation-date>
    <meta:generator>OpenOffice.org/3.4$Win32 OpenOffice.org_project/340m1$Build-9590</meta:generator>
    <dc:date>2012-10-22T16:37:22.18</dc:date>
    <meta:editing-duration>PT6H5M39S</meta:editing-duration>
    <meta:editing-cycles>49</meta:editing-cycles>
    <meta:document-statistic meta:table-count="2" meta:image-count="8" meta:object-count="0" meta:page-count="19" meta:paragraph-count="650" meta:word-count="3227" meta:character-count="18595"/>
  </office:meta>
</office:document-meta>
</file>